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ullyQualifiedNameTriplet.getData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yQualifiedNameTriplet.getFullyQualifie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yQualifiedNameTriplet.writeToStream( OutputStream 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ullyQualifiedNameTriple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yQualifiedNameTriplet.FullyQualifiedNameTriplet( byte type , byte format , String f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